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ost" svg:font-family="Jost"/>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Jost" fo:font-size="11pt" fo:language="fr" fo:country="FR" fo:font-weight="normal" officeooo:rsid="001bfeb5" style:font-size-asian="11pt" style:font-weight-asian="normal" style:font-size-complex="11pt" style:font-weight-complex="normal"/>
    </style:style>
    <style:style style:name="P2" style:family="paragraph" style:parent-style-name="Standard">
      <style:text-properties style:font-name="Jost" fo:font-size="11pt" fo:language="fr" fo:country="FR" fo:font-weight="normal" officeooo:rsid="001ec5be" officeooo:paragraph-rsid="001ec5be" style:font-size-asian="11pt" style:font-weight-asian="normal" style:font-size-complex="11pt" style:font-weight-complex="normal"/>
    </style:style>
    <style:style style:name="P3" style:family="paragraph" style:parent-style-name="Standard">
      <style:text-properties style:font-name="Jost" fo:font-size="11pt" fo:language="fr" fo:country="FR" fo:font-weight="normal" officeooo:rsid="001fa9f7" officeooo:paragraph-rsid="001fa9f7" style:font-size-asian="11pt" style:font-weight-asian="normal" style:font-size-complex="11pt" style:font-weight-complex="normal"/>
    </style:style>
    <style:style style:name="P4" style:family="paragraph" style:parent-style-name="Standard">
      <style:text-properties style:font-name="Jost" fo:font-size="11pt" fo:language="fr" fo:country="FR" fo:font-weight="normal" officeooo:rsid="00228b9a" officeooo:paragraph-rsid="00228b9a" style:font-size-asian="11pt" style:font-weight-asian="normal" style:font-size-complex="11pt" style:font-weight-complex="normal"/>
    </style:style>
    <style:style style:name="P5" style:family="paragraph" style:parent-style-name="Standard">
      <style:text-properties style:font-name="Jost" fo:font-size="11pt" fo:language="fr" fo:country="FR" fo:font-weight="normal" officeooo:rsid="0022b209" officeooo:paragraph-rsid="0022b209" style:font-size-asian="11pt" style:font-weight-asian="normal" style:font-size-complex="11pt" style:font-weight-complex="normal"/>
    </style:style>
    <style:style style:name="P6" style:family="paragraph" style:parent-style-name="Standard">
      <style:text-properties style:font-name="Jost" fo:font-size="11pt" fo:language="fr" fo:country="FR" fo:font-weight="normal" officeooo:rsid="0023b3a6" officeooo:paragraph-rsid="0023b3a6" style:font-size-asian="11pt" style:font-weight-asian="normal" style:font-size-complex="11pt" style:font-weight-complex="normal"/>
    </style:style>
    <style:style style:name="P7" style:family="paragraph" style:parent-style-name="Standard">
      <style:text-properties style:font-name="Jost" fo:font-size="11pt" fo:language="fr" fo:country="FR" fo:font-weight="normal" officeooo:rsid="0023e2bc" officeooo:paragraph-rsid="0023e2bc" style:font-size-asian="11pt" style:font-weight-asian="normal" style:font-size-complex="11pt" style:font-weight-complex="normal"/>
    </style:style>
    <style:style style:name="P8" style:family="paragraph" style:parent-style-name="Standard">
      <style:text-properties style:font-name="Jost" fo:font-size="11pt" fo:language="fr" fo:country="FR" fo:font-weight="normal" officeooo:rsid="0023fe7e" officeooo:paragraph-rsid="0023fe7e" style:font-size-asian="11pt" style:font-weight-asian="normal" style:font-size-complex="11pt" style:font-weight-complex="normal"/>
    </style:style>
    <style:style style:name="P9" style:family="paragraph" style:parent-style-name="Standard">
      <style:text-properties style:font-name="Jost" fo:font-size="11pt" fo:language="fr" fo:country="FR" fo:font-weight="normal" officeooo:rsid="002417f1" officeooo:paragraph-rsid="002417f1" style:font-size-asian="11pt" style:font-weight-asian="normal" style:font-size-complex="11pt" style:font-weight-complex="normal"/>
    </style:style>
    <style:style style:name="P10" style:family="paragraph" style:parent-style-name="Standard">
      <style:text-properties style:font-name="Jost" fo:font-size="11pt" fo:language="fr" fo:country="FR" fo:font-weight="normal" officeooo:rsid="0024db8f" officeooo:paragraph-rsid="0024db8f" style:font-size-asian="11pt" style:font-weight-asian="normal" style:font-size-complex="11pt" style:font-weight-complex="normal"/>
    </style:style>
    <style:style style:name="P11" style:family="paragraph" style:parent-style-name="Standard">
      <style:text-properties style:font-name="Jost" fo:font-size="11pt" fo:language="fr" fo:country="FR" fo:font-weight="normal" officeooo:rsid="002a8ad5" officeooo:paragraph-rsid="002a8ad5" style:font-size-asian="11pt" style:font-weight-asian="normal" style:font-size-complex="11pt" style:font-weight-complex="normal"/>
    </style:style>
    <style:style style:name="P12" style:family="paragraph" style:parent-style-name="Standard">
      <style:text-properties style:font-name="Jost" fo:font-size="11pt" fo:language="fr" fo:country="FR" fo:font-weight="normal" officeooo:rsid="002a8ad5" officeooo:paragraph-rsid="002bb3d6" style:font-size-asian="11pt" style:font-weight-asian="normal" style:font-size-complex="11pt" style:font-weight-complex="normal"/>
    </style:style>
    <style:style style:name="P13" style:family="paragraph" style:parent-style-name="Standard">
      <style:text-properties style:font-name="Jost" fo:font-size="11pt" fo:language="fr" fo:country="FR" fo:font-weight="normal" officeooo:rsid="0032440f" officeooo:paragraph-rsid="0032440f" style:font-size-asian="11pt" style:font-weight-asian="normal" style:font-size-complex="11pt" style:font-weight-complex="normal"/>
    </style:style>
    <style:style style:name="P14" style:family="paragraph" style:parent-style-name="Standard">
      <style:text-properties style:font-name="Jost" fo:font-size="11pt" fo:language="fr" fo:country="FR" fo:font-weight="normal" officeooo:rsid="003792e3" officeooo:paragraph-rsid="003792e3" style:font-size-asian="11pt" style:font-weight-asian="normal" style:font-size-complex="11pt" style:font-weight-complex="normal"/>
    </style:style>
    <style:style style:name="P15" style:family="paragraph" style:parent-style-name="Standard">
      <style:text-properties style:font-name="Jost" fo:font-size="11pt" fo:language="fr" fo:country="FR" fo:font-weight="normal" officeooo:rsid="00532081" officeooo:paragraph-rsid="00532081" style:font-size-asian="11pt" style:font-weight-asian="normal" style:font-size-complex="11pt" style:font-weight-complex="normal"/>
    </style:style>
    <style:style style:name="P16" style:family="paragraph" style:parent-style-name="Standard">
      <style:text-properties style:font-name="Jost" fo:font-size="11pt" fo:language="fr" fo:country="FR" officeooo:rsid="003c28a7" officeooo:paragraph-rsid="003c28a7" style:font-size-asian="11pt" style:font-size-complex="11pt"/>
    </style:style>
    <style:style style:name="P17" style:family="paragraph" style:parent-style-name="Standard">
      <style:paragraph-properties fo:break-before="page"/>
      <style:text-properties style:font-name="Jost" fo:font-size="11pt" fo:language="fr" fo:country="FR" fo:font-weight="normal" officeooo:rsid="001f469d" officeooo:paragraph-rsid="001f469d" style:font-size-asian="11pt" style:font-weight-asian="normal" style:font-size-complex="11pt" style:font-weight-complex="normal"/>
    </style:style>
    <style:style style:name="P18" style:family="paragraph" style:parent-style-name="Table_20_Contents">
      <style:text-properties style:font-name="Jost" fo:font-size="11pt" fo:language="fr" fo:country="FR" fo:font-weight="normal" officeooo:rsid="003eb971" officeooo:paragraph-rsid="00432b4c" style:font-size-asian="11pt" style:font-weight-asian="normal" style:font-size-complex="11pt" style:font-weight-complex="normal"/>
    </style:style>
    <style:style style:name="P19" style:family="paragraph" style:parent-style-name="Table_20_Contents">
      <style:text-properties style:font-name="Jost" fo:font-size="11pt" fo:language="fr" fo:country="FR" fo:font-weight="normal" officeooo:rsid="00443a75" officeooo:paragraph-rsid="00443a75" style:font-size-asian="11pt" style:font-weight-asian="normal" style:font-size-complex="11pt" style:font-weight-complex="normal"/>
    </style:style>
    <style:style style:name="P20" style:family="paragraph" style:parent-style-name="Table_20_Contents">
      <style:text-properties style:font-name="Jost" fo:font-size="11pt" fo:language="fr" fo:country="FR" officeooo:rsid="00214a97" officeooo:paragraph-rsid="00214a97" style:font-size-asian="11pt" style:font-size-complex="11pt"/>
    </style:style>
    <style:style style:name="P21" style:family="paragraph" style:parent-style-name="Table_20_Contents">
      <style:text-properties style:font-name="Jost" fo:font-size="11pt" fo:language="fr" fo:country="FR" officeooo:rsid="00221ee0" officeooo:paragraph-rsid="00221ee0" style:font-size-asian="11pt" style:font-size-complex="11pt"/>
    </style:style>
    <style:style style:name="P22" style:family="paragraph" style:parent-style-name="Table_20_Contents">
      <style:text-properties style:font-name="Jost" fo:font-size="11pt" fo:language="fr" fo:country="FR" officeooo:rsid="0023b3a6" officeooo:paragraph-rsid="0023b3a6" style:font-size-asian="11pt" style:font-size-complex="11pt"/>
    </style:style>
    <style:style style:name="P23" style:family="paragraph" style:parent-style-name="Table_20_Contents">
      <style:text-properties style:font-name="Jost" fo:font-size="11pt" fo:language="fr" fo:country="FR" officeooo:rsid="0022b5b0" officeooo:paragraph-rsid="0022b5b0" style:font-size-asian="11pt" style:font-size-complex="11pt"/>
    </style:style>
    <style:style style:name="P24" style:family="paragraph" style:parent-style-name="Table_20_Contents">
      <style:text-properties style:font-name="Jost" fo:font-size="11pt" fo:language="fr" fo:country="FR" officeooo:rsid="0023fe7e" officeooo:paragraph-rsid="0023fe7e" style:font-size-asian="11pt" style:font-size-complex="11pt"/>
    </style:style>
    <style:style style:name="P25" style:family="paragraph" style:parent-style-name="Table_20_Contents">
      <style:text-properties style:font-name="Jost" fo:font-size="11pt" fo:language="fr" fo:country="FR" officeooo:rsid="00252f85" officeooo:paragraph-rsid="00252f85" style:font-size-asian="11pt" style:font-size-complex="11pt"/>
    </style:style>
    <style:style style:name="P26" style:family="paragraph" style:parent-style-name="Table_20_Contents">
      <style:text-properties style:font-name="Jost" fo:font-size="11pt" fo:language="fr" fo:country="FR" officeooo:rsid="0027de6e" officeooo:paragraph-rsid="0027de6e" style:font-size-asian="11pt" style:font-size-complex="11pt"/>
    </style:style>
    <style:style style:name="P27" style:family="paragraph" style:parent-style-name="Table_20_Contents">
      <style:text-properties style:font-name="Jost" fo:font-size="11pt" fo:language="fr" fo:country="FR" officeooo:rsid="00306437" officeooo:paragraph-rsid="00306437" style:font-size-asian="11pt" style:font-size-complex="11pt"/>
    </style:style>
    <style:style style:name="P28" style:family="paragraph" style:parent-style-name="Table_20_Contents">
      <style:text-properties style:font-name="Jost" fo:font-size="11pt" fo:language="fr" fo:country="FR" officeooo:rsid="002d17b5" officeooo:paragraph-rsid="002d17b5" style:font-size-asian="11pt" style:font-size-complex="11pt"/>
    </style:style>
    <style:style style:name="P29" style:family="paragraph" style:parent-style-name="Table_20_Contents">
      <style:text-properties style:font-name="Jost" fo:font-size="11pt" fo:language="fr" fo:country="FR" officeooo:rsid="00358f5b" officeooo:paragraph-rsid="00358f5b" style:font-size-asian="11pt" style:font-size-complex="11pt"/>
    </style:style>
    <style:style style:name="P30" style:family="paragraph" style:parent-style-name="Table_20_Contents">
      <style:text-properties style:font-name="Jost" fo:font-size="11pt" fo:language="fr" fo:country="FR" officeooo:rsid="003eb971" officeooo:paragraph-rsid="003eb971" style:font-size-asian="11pt" style:font-size-complex="11pt"/>
    </style:style>
    <style:style style:name="P31" style:family="paragraph" style:parent-style-name="Table_20_Contents">
      <style:text-properties style:font-name="Jost" fo:font-size="11pt" fo:language="fr" fo:country="FR" officeooo:rsid="003a37a2" officeooo:paragraph-rsid="003a37a2" style:font-size-asian="11pt" style:font-size-complex="11pt"/>
    </style:style>
    <style:style style:name="P32" style:family="paragraph" style:parent-style-name="Table_20_Contents">
      <style:text-properties style:font-name="Jost" fo:font-size="11pt" fo:language="fr" fo:country="FR" officeooo:rsid="0047acfa" officeooo:paragraph-rsid="0047acfa" style:font-size-asian="11pt" style:font-size-complex="11pt"/>
    </style:style>
    <style:style style:name="P33" style:family="paragraph" style:parent-style-name="Table_20_Contents">
      <style:text-properties style:font-name="Jost" fo:font-size="11pt" fo:language="fr" fo:country="FR" officeooo:rsid="004acdb8" officeooo:paragraph-rsid="004acdb8" style:font-size-asian="11pt" style:font-size-complex="11pt"/>
    </style:style>
    <style:style style:name="P34" style:family="paragraph" style:parent-style-name="Table_20_Contents">
      <style:text-properties style:font-name="Jost" fo:font-size="11pt" fo:language="fr" fo:country="FR" officeooo:rsid="004c0a9f" officeooo:paragraph-rsid="004c0a9f" style:font-size-asian="11pt" style:font-size-complex="11pt"/>
    </style:style>
    <style:style style:name="P35" style:family="paragraph" style:parent-style-name="Table_20_Contents">
      <style:text-properties style:font-name="Jost" fo:font-size="11pt" fo:language="fr" fo:country="FR" officeooo:rsid="004e238f" officeooo:paragraph-rsid="004e238f" style:font-size-asian="11pt" style:font-size-complex="11pt"/>
    </style:style>
    <style:style style:name="P36" style:family="paragraph" style:parent-style-name="Table_20_Contents">
      <style:text-properties style:font-name="Jost" fo:font-size="11pt" fo:language="fr" fo:country="FR" officeooo:rsid="004f6396" officeooo:paragraph-rsid="004f6396" style:font-size-asian="11pt" style:font-size-complex="11pt"/>
    </style:style>
    <style:style style:name="P37" style:family="paragraph" style:parent-style-name="Table_20_Contents">
      <style:text-properties style:font-name="Jost" fo:font-size="11pt" fo:language="fr" fo:country="FR" officeooo:rsid="005bc514" officeooo:paragraph-rsid="005bc514" style:font-size-asian="11pt" style:font-size-complex="11pt"/>
    </style:style>
    <style:style style:name="P38" style:family="paragraph" style:parent-style-name="Table_20_Contents">
      <style:text-properties style:font-name="Jost" fo:font-size="11pt" fo:language="fr" fo:country="FR" officeooo:rsid="005d6a61" officeooo:paragraph-rsid="005d6a61" style:font-size-asian="11pt" style:font-size-complex="11pt"/>
    </style:style>
    <style:style style:name="P39" style:family="paragraph" style:parent-style-name="Standard">
      <style:text-properties style:font-name="Jost" fo:font-size="11pt" fo:language="fr" fo:country="FR" fo:font-weight="normal" officeooo:rsid="002bb3d6" officeooo:paragraph-rsid="002bb3d6" style:font-size-asian="11pt" style:font-weight-asian="normal" style:font-size-complex="11pt" style:font-weight-complex="normal"/>
    </style:style>
    <style:style style:name="P40" style:family="paragraph" style:parent-style-name="Standard">
      <style:text-properties style:font-name="Jost" fo:font-size="11pt" fo:language="fr" fo:country="FR" fo:font-weight="normal" officeooo:rsid="006547f2" style:font-size-asian="11pt" style:font-weight-asian="normal" style:font-size-complex="11pt" style:font-weight-complex="normal"/>
    </style:style>
    <style:style style:name="P41" style:family="paragraph" style:parent-style-name="Heading_20_2">
      <style:paragraph-properties fo:break-before="page"/>
      <style:text-properties fo:language="fr" fo:country="FR"/>
    </style:style>
    <style:style style:name="P42" style:family="paragraph" style:parent-style-name="Heading_20_3">
      <style:paragraph-properties fo:break-before="page"/>
    </style:style>
    <style:style style:name="P43" style:family="paragraph" style:parent-style-name="Heading_20_3">
      <style:paragraph-properties fo:break-before="page"/>
      <style:text-properties fo:language="fr" fo:country="FR"/>
    </style:style>
    <style:style style:name="T1" style:family="text">
      <style:text-properties officeooo:rsid="001fa9f7"/>
    </style:style>
    <style:style style:name="T2" style:family="text">
      <style:text-properties officeooo:rsid="002bc3b5"/>
    </style:style>
    <style:style style:name="T3" style:family="text">
      <style:text-properties officeooo:rsid="002fd602"/>
    </style:style>
    <style:style style:name="T4" style:family="text">
      <style:text-properties officeooo:rsid="003f479e"/>
    </style:style>
    <style:style style:name="T5" style:family="text">
      <style:text-properties officeooo:rsid="004f6396"/>
    </style:style>
    <style:style style:name="T6" style:family="text">
      <style:text-properties officeooo:rsid="0056590c"/>
    </style:style>
    <style:style style:name="T7" style:family="text">
      <style:text-properties officeooo:rsid="005853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h text:style-name="P41" text:outline-level="2">Répartition, distribution, intervalles</text:h>
      <text:p text:style-name="P1"/>
      <text:p text:style-name="P2">Définition : Montre la façon dont se répartie un jeu de données sur une intervalle.</text:p>
      <text:p text:style-name="P1"/>
      <text:p text:style-name="P2">Cas d’étude : <text:span text:style-name="T1">répartition du revenu ou de la population selon l’âge, le sexe.</text:span></text:p>
      <text:p text:style-name="P2"/>
      <text:p text:style-name="P3">Impact : Révèle les inégalités</text:p>
      <text:p text:style-name="P1"/>
      <table:table table:name="Tableau1" table:style-name="Tableau1">
        <table:table-column table:style-name="Tableau1.A"/>
        <table:table-column table:style-name="Tableau1.B"/>
        <table:table-row>
          <table:table-cell table:style-name="Tableau1.A1" office:value-type="string">
            <text:p text:style-name="P20">Nom français</text:p>
          </table:table-cell>
          <table:table-cell table:style-name="Tableau1.B1" office:value-type="string">
            <text:p text:style-name="P20">Nom anglais</text:p>
          </table:table-cell>
        </table:table-row>
        <table:table-row>
          <table:table-cell table:style-name="Tableau1.A2" office:value-type="string">
            <text:p text:style-name="P22"><text:span text:style-name="T3">H</text:span>istogramme</text:p>
          </table:table-cell>
          <table:table-cell table:style-name="Tableau1.B2" office:value-type="string">
            <text:p text:style-name="P23">Histogram</text:p>
          </table:table-cell>
        </table:table-row>
        <table:table-row>
          <table:table-cell table:style-name="Tableau1.A2" office:value-type="string">
            <text:p text:style-name="P30">Cour<text:span text:style-name="T4">b</text:span>e de densité de Kernel</text:p>
            <text:p text:style-name="P30">Estimation par noyau</text:p>
            <text:p text:style-name="P16"/>
          </table:table-cell>
          <table:table-cell table:style-name="Tableau1.B2" office:value-type="string">
            <text:p text:style-name="P31">Density plot</text:p>
          </table:table-cell>
        </table:table-row>
        <table:table-row>
          <table:table-cell table:style-name="Tableau1.A2" office:value-type="string">
            <text:p text:style-name="P36">Polygone de fréquence</text:p>
          </table:table-cell>
          <table:table-cell table:style-name="Tableau1.B2" office:value-type="string">
            <text:p text:style-name="P35">Frequency polygon<text:span text:style-name="T5">s</text:span></text:p>
          </table:table-cell>
        </table:table-row>
        <table:table-row>
          <table:table-cell table:style-name="Tableau1.A2" office:value-type="string">
            <text:p text:style-name="P32">Courbe des fréquences cumulées croissantes</text:p>
            <text:p text:style-name="P33">Polygone des effectifs cumulés</text:p>
            <text:p text:style-name="P34">Polygone des fréquences cumulées</text:p>
          </table:table-cell>
          <table:table-cell table:style-name="Tableau1.B2" office:value-type="string">
            <text:p text:style-name="P32">Cumulative curve</text:p>
          </table:table-cell>
        </table:table-row>
        <table:table-row>
          <table:table-cell table:style-name="Tableau1.A2" office:value-type="string">
            <text:p text:style-name="P24">Boîte à moustaches</text:p>
            <text:p text:style-name="P24">Boîte à pattes</text:p>
            <text:p text:style-name="P25">Diagramme en boîte</text:p>
            <text:p text:style-name="P25">boîte de Tukey</text:p>
          </table:table-cell>
          <table:table-cell table:style-name="Tableau1.B2" office:value-type="string">
            <text:p text:style-name="P24">Boxplot</text:p>
          </table:table-cell>
        </table:table-row>
        <table:table-row>
          <table:table-cell table:style-name="Tableau1.A2" office:value-type="string">
            <text:p text:style-name="P26">Diagramme en violon</text:p>
          </table:table-cell>
          <table:table-cell table:style-name="Tableau1.B2" office:value-type="string">
            <text:p text:style-name="P26">Violin plot</text:p>
          </table:table-cell>
        </table:table-row>
        <table:table-row>
          <table:table-cell table:style-name="Tableau1.A2" office:value-type="string">
            <text:p text:style-name="P27">Diagramme en code-barres</text:p>
          </table:table-cell>
          <table:table-cell table:style-name="Tableau1.B2" office:value-type="string">
            <text:p text:style-name="P28">Barcode plot</text:p>
          </table:table-cell>
        </table:table-row>
        <table:table-row>
          <table:table-cell table:style-name="Tableau1.A2" office:value-type="string">
            <text:p text:style-name="P29">Diagramme en points</text:p>
          </table:table-cell>
          <table:table-cell table:style-name="Tableau1.B2" office:value-type="string">
            <text:p text:style-name="P29">Dot plot</text:p>
          </table:table-cell>
        </table:table-row>
        <table:table-row>
          <table:table-cell table:style-name="Tableau1.A2" office:value-type="string">
            <text:p text:style-name="P36"/>
          </table:table-cell>
          <table:table-cell table:style-name="Tableau1.B2" office:value-type="string">
            <text:p text:style-name="P37">Dot strip plot</text:p>
          </table:table-cell>
        </table:table-row>
        <table:table-row>
          <table:table-cell table:style-name="Tableau1.A2" office:value-type="string">
            <text:p text:style-name="P36"/>
          </table:table-cell>
          <table:table-cell table:style-name="Tableau1.B2" office:value-type="string">
            <text:p text:style-name="P38">Beeswarm</text:p>
          </table:table-cell>
        </table:table-row>
        <table:table-row>
          <table:table-cell table:style-name="Tableau1.A2" office:value-type="string">
            <text:p text:style-name="P21"><text:span text:style-name="T3">S</text:span>trobiloïde</text:p>
          </table:table-cell>
          <table:table-cell table:style-name="Tableau1.B2" office:value-type="string">
            <text:p text:style-name="P21">Population pyramid</text:p>
          </table:table-cell>
        </table:table-row>
      </table:table>
      <text:p text:style-name="P1"/>
      <text:p text:style-name="P40"/>
      <text:p text:style-name="P40"/>
      <text:p text:style-name="P40"/>
      <text:p text:style-name="P1"/>
      <text:p text:style-name="P1"/>
      <text:h text:style-name="P43" text:outline-level="3">Strobiloïde</text:h>
      <text:p text:style-name="P5">Met en relation deux histogrammes, avec généralement l’axe des abscisses en commun et l’axe des ordonnées en opposition.</text:p>
      <text:p text:style-name="P4"/>
      <text:p text:style-name="P4"/>
      <text:h text:style-name="P43" text:outline-level="3">Histogramme</text:h>
      <text:p text:style-name="P7">Visualise la répartition d’une variable continue en la représentant avec des colonnes verticales.</text:p>
      <text:p text:style-name="P6"/>
      <text:p text:style-name="P1"/>
      <text:p text:style-name="P1"/>
      <text:h text:style-name="P43" text:outline-level="3">Boîte à moustaches</text:h>
      <text:p text:style-name="P8">Représente la distribution d’une variable.</text:p>
      <text:p text:style-name="P8"/>
      <text:p text:style-name="P1"/>
      <text:p text:style-name="P9">La boîte à moustaches utilise 5 valeurs pour résumer les données :</text:p>
      <text:p text:style-name="P9">- le minimum</text:p>
      <text:p text:style-name="P9">- les 3 quartiles (Q1, Q2 étant la médiane et Q3)</text:p>
      <text:p text:style-name="P9">- le maximum</text:p>
      <text:p text:style-name="P9"/>
      <text:p text:style-name="P9">L’écart interquartile est utilisé comme indicateur de dispersion. Il correspond à 50 % des effectifs situés dans la partie centrale de la distribution.</text:p>
      <text:p text:style-name="P9"/>
      <text:p text:style-name="P9">EcartInterquartile = Q3 – Q1</text:p>
      <text:p text:style-name="P9"/>
      <text:p text:style-name="P10">La largeur de la boîte n’a aucune signification.</text:p>
      <text:p text:style-name="P10"/>
      <text:p text:style-name="P9">Ce diagramme est utilisé principalement pour comparer un même caractère dans deux populations de tailles différentes. </text:p>
      <text:p text:style-name="P9"/>
      <text:p text:style-name="P9"/>
      <text:p text:style-name="P9"/>
      <text:p text:style-name="P9"/>
      <text:h text:style-name="P43" text:outline-level="3">Diagramme en violon</text:h>
      <text:p text:style-name="P11">Combine les avantages de la boîte à moustaches et des estimateurs de la densité locale.</text:p>
      <text:p text:style-name="P11"/>
      <text:p text:style-name="P12">Montre la distribution d’une variable numérique ainsi que la densité de la distribution sur la base d’un noyau plus lisse qui indique la densité des valeurs (via la largeur)du champ numérique.</text:p>
      <text:p text:style-name="P12"/>
      <text:p text:style-name="P39">La partie interne du violon correspond à la boîte à moustache.</text:p>
      <text:p text:style-name="P9"/>
      <text:p text:style-name="P9"><text:span text:style-name="T2">Le</text:span> diagramme en violon est excellent pour visualiser la relation entre une variable numérique et une variable catégorielle en créant un diagramme en violon distinct pour chaque valeur de la variable catégorielle.</text:p>
      <text:p text:style-name="P9"/>
      <text:p text:style-name="P9"/>
      <text:p text:style-name="P9"/>
      <text:h text:style-name="P43" text:outline-level="3">Diagramme en code-barres</text:h>
      <text:p text:style-name="P13">Montrer de manière compacte une distribution. Les segments linéaires représentent des points individuelsle long d’un seul axe.</text:p>
      <text:p text:style-name="P9"/>
      <text:p text:style-name="P9"/>
      <text:p text:style-name="P9"/>
      <text:p text:style-name="P9"/>
      <text:p text:style-name="P9"/>
      <text:p text:style-name="P9"/>
      <text:h text:style-name="P43" text:outline-level="3">Diagramme en points</text:h>
      <text:p text:style-name="P14">Ressemblant à une haltère, les extrémités correspondent aux extremums de la série de données. La longueur correspond à l’étendue de la série statistiques.</text:p>
      <text:p text:style-name="P9"/>
      <text:p text:style-name="P9"/>
      <text:h text:style-name="P43" text:outline-level="3">Cour<text:span text:style-name="T4">b</text:span>e de densité de Kernel</text:h>
      <text:p text:style-name="P19">Relative à l’histogramme, la courbe de densité de Kernel permet de représenter en forme de ligne lisse la distribution estimée sur les données.</text:p>
      <text:p text:style-name="P19"/>
      <text:p text:style-name="P19">La forme de la courbe dépend du paramètre de lissage (bandwidth) ou le type de noyau (Epanechnikov, Gaussien<text:tab/>, triangulaire,..)</text:p>
      <text:p text:style-name="P18"/>
      <text:p text:style-name="P9"/>
      <text:p text:style-name="P9"/>
      <text:h text:style-name="P43" text:outline-level="3">Courbe des fréquences cumulées croissantes</text:h>
      <text:p text:style-name="P9">La fréquence correspond au nombre de fois qu'un événement se produit dans un scénario donné. La fréquence cumulée est définie comme le total cumulé des fréquences. C'est la somme de toutes les fréquences précédentes jusqu'au point actuel. Il est facile à comprendre grâce à un tableau de fréquence cumulative.</text:p>
      <text:p text:style-name="P9"/>
      <text:p text:style-name="P9"/>
      <text:p text:style-name="P9"/>
      <text:p text:style-name="P9"/>
      <text:h text:style-name="P42" text:outline-level="3">Polygones de fréquence</text:h>
      <text:p text:style-name="P15">Obtenu en joignant <text:span text:style-name="T6">les différents points médians des sommets des colonnes d’un histogramme.</text:span></text:p>
      <text:p text:style-name="P15"/>
      <text:p text:style-name="P15">Le point le plus élevé d’un polygone de fréquence est la fréquence la plus élevée, tandis que la surface sous la courbe comprend toutes les données existantes. </text:p>
      <text:p text:style-name="P15"/>
      <text:p text:style-name="P15"><text:span text:style-name="T7">L</text:span>a fréquence est la répétition plus ou moins grande d’un événement, ou le nombre de fois qu’un événement périodique est répété dans une unité de temps.</text:p>
      <text:p text:style-name="P15"/>
      <text:p text:style-name="P15">Les polygones de fréquence représentent un moyen simple d'afficher les données de plusieurs histogrammes sur le même graphique.</text:p>
      <text:p text:style-name="P15"/>
      <text:p text:style-name="P17">Liste des sourc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ost" svg:font-family="Jost"/>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20:14:30.788277677</meta:creation-date>
    <meta:generator>LibreOffice/6.0.7.3$Linux_X86_64 LibreOffice_project/00m0$Build-3</meta:generator>
    <dc:date>2019-05-15T00:05:32.228074496</dc:date>
    <meta:editing-duration>PT4H23M53S</meta:editing-duration>
    <meta:editing-cycles>60</meta:editing-cycles>
    <meta:document-statistic meta:table-count="1" meta:image-count="0" meta:object-count="0" meta:page-count="12" meta:paragraph-count="66" meta:word-count="559" meta:character-count="3598" meta:non-whitespace-character-count="3102"/>
  </office:meta>
</office:document-meta>
</file>